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ae75a" officeooo:paragraph-rsid="001ae75a"/>
    </style:style>
    <style:style style:name="P2" style:family="paragraph" style:parent-style-name="Standard">
      <style:text-properties style:font-name="Calibri" fo:font-size="14pt" fo:font-weight="bold" officeooo:rsid="001ae75a" officeooo:paragraph-rsid="001ae75a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hlögl et al: Google Cardboard in Social Science Research – Exploring low-cost virtual reality and its potential</text:p>
      <text:p text:style-name="P1"/>
      <text:p text:style-name="P1">- Cardboard bietet hohen Grad an Immersion, aber wenig Realismus (S. 3)</text:p>
      <text:p text:style-name="P1">- Löst Neugierde bei Teilnehmern aus, auch Interesse (S. 4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18:53:41.292000000</meta:creation-date>
    <dc:date>2021-04-19T19:03:45.172000000</dc:date>
    <meta:editing-duration>PT10M4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3" meta:word-count="38" meta:character-count="243" meta:non-whitespace-character-count="207"/>
  </office:meta>
</office:document-meta>
</file>